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d89b0" officeooo:paragraph-rsid="001d89b0" style:font-size-asian="14pt" style:font-size-complex="14pt"/>
    </style:style>
    <style:style style:name="P2" style:family="paragraph" style:parent-style-name="Standard">
      <style:text-properties fo:font-size="14pt" fo:font-weight="bold" officeooo:rsid="001d89b0" officeooo:paragraph-rsid="001d89b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d89b0" officeooo:paragraph-rsid="001d89b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db57c" officeooo:paragraph-rsid="001db57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1d89b0" officeooo:paragraph-rsid="001d89b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8pt" officeooo:rsid="001d89b0" officeooo:paragraph-rsid="001d89b0" style:font-size-asian="18pt" style:font-size-complex="18pt"/>
    </style:style>
    <style:style style:name="P7" style:family="paragraph" style:parent-style-name="Standard">
      <style:text-properties fo:font-size="12pt" style:text-underline-style="none" fo:font-weight="normal" officeooo:rsid="001d89b0" officeooo:paragraph-rsid="001d89b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db57c" officeooo:paragraph-rsid="001db57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officeooo:rsid="001d89b0" officeooo:paragraph-rsid="001d89b0" style:font-size-asian="12pt" style:font-size-complex="12pt"/>
    </style:style>
    <style:style style:name="P10" style:family="paragraph" style:parent-style-name="Standard" style:list-style-name="L1">
      <style:text-properties fo:font-size="14pt" style:text-underline-style="none" fo:font-weight="normal" officeooo:rsid="001d89b0" officeooo:paragraph-rsid="001d89b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4pt" style:text-underline-style="none" fo:font-weight="normal" officeooo:rsid="00223daa" officeooo:paragraph-rsid="00223daa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20995e" officeooo:paragraph-rsid="0020995e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4pt" style:text-underline-style="solid" style:text-underline-width="auto" style:text-underline-color="font-color" fo:font-weight="bold" officeooo:rsid="0020995e" officeooo:paragraph-rsid="0020995e" style:font-size-asian="14pt" style:font-weight-asian="bold" style:font-size-complex="14pt" style:font-weight-complex="bold"/>
    </style:style>
    <style:style style:name="P14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4pt" style:text-underline-style="solid" style:text-underline-width="auto" style:text-underline-color="font-color" fo:font-weight="bold" officeooo:rsid="00219afa" officeooo:paragraph-rsid="00219afa" style:font-size-asian="14pt" style:font-weight-asian="bold" style:font-size-complex="14pt" style:font-weight-complex="bold"/>
    </style:style>
    <style:style style:name="P15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4pt" style:text-underline-style="solid" style:text-underline-width="auto" style:text-underline-color="font-color" fo:font-weight="bold" officeooo:rsid="00223daa" officeooo:paragraph-rsid="00223da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style:text-underline-style="none" fo:font-weight="normal" officeooo:rsid="0020995e" officeooo:paragraph-rsid="0020995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db57c" officeooo:paragraph-rsid="001db57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none" fo:font-weight="normal" officeooo:rsid="00219afa" officeooo:paragraph-rsid="00219af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none" fo:font-weight="normal" officeooo:rsid="00223daa" officeooo:paragraph-rsid="00223da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0995e" officeooo:paragraph-rsid="002099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none" fo:font-weight="normal" officeooo:rsid="0020995e" officeooo:paragraph-rsid="0020995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none" fo:font-weight="normal" officeooo:rsid="00219afa" officeooo:paragraph-rsid="00219af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none" fo:font-weight="normal" officeooo:rsid="00223daa" officeooo:paragraph-rsid="00223da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solid" style:text-underline-width="auto" style:text-underline-color="font-color" fo:font-weight="bold" officeooo:rsid="00219afa" officeooo:paragraph-rsid="00219afa" style:font-size-asian="12pt" style:font-weight-asian="bold" style:font-size-complex="12pt" style:font-weight-complex="bold"/>
    </style:style>
    <style:style style:name="P25" style:family="paragraph" style:parent-style-name="Standard">
      <style:paragraph-properties>
        <style:tab-stops>
          <style:tab-stop style:position="0.656cm"/>
        </style:tab-stops>
      </style:paragraph-properties>
      <style:text-properties fo:font-size="12pt" style:text-underline-style="solid" style:text-underline-width="auto" style:text-underline-color="font-color" fo:font-weight="bold" officeooo:rsid="00219afa" officeooo:paragraph-rsid="00219afa" style:font-size-asian="10.5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f9bd8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officeooo:rsid="001f9bd8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3"/><text:span text:style-name="T3">Assignment</text:span></text:p>
      <text:p text:style-name="P1"/>
      <text:p text:style-name="P1">1.<text:span text:style-name="T1">To Find ASCII Value of a Given Character</text:span></text:p>
      <text:p text:style-name="P1"/>
      <text:p text:style-name="P2"><text:s/><text:span text:style-name="T2"><text:s/>code:</text:span></text:p>
      <text:p text:style-name="P1"/>
      <text:p text:style-name="P9">import java.util.*;</text:p>
      <text:p text:style-name="P9">public class Ascii</text:p>
      <text:p text:style-name="P9">{</text:p>
      <text:p text:style-name="P9"><text:tab/>public static void main(String args[])</text:p>
      <text:p text:style-name="P9"><text:s text:c="4"/><text:tab/>{</text:p>
      <text:p text:style-name="P9"><text:tab/><text:tab/>Scanner sc = new Scanner(System.in);</text:p>
      <text:p text:style-name="P9"><text:tab/><text:tab/>System.out.println("Enter the character:");</text:p>
      <text:p text:style-name="P9"><text:tab/><text:tab/>char c = sc.next().charAt(0); </text:p>
      <text:p text:style-name="P9"><text:tab/><text:tab/>int a = c;</text:p>
      <text:p text:style-name="P9"><text:tab/><text:tab/>System.out.println("ASCII value of "+c+"is "+a);</text:p>
      <text:p text:style-name="P9"><text:tab/>}</text:p>
      <text:p text:style-name="P9">}</text:p>
      <text:p text:style-name="P9"/>
      <text:p text:style-name="P2"/>
      <text:p text:style-name="P3">Output:</text:p>
      <text:p text:style-name="P3"/>
      <text:p text:style-name="P7">C:\Users\Sneha\Desktop\Assignment&gt;javac Ascii.java</text:p>
      <text:p text:style-name="P7">C:\Users\Sneha\Desktop\Assignment&gt;java Ascii</text:p>
      <text:p text:style-name="P7">Enter the character:</text:p>
      <text:p text:style-name="P7">d</text:p>
      <text:p text:style-name="P7">ASCII value of dis 1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<text:span text:style-name="T4"> To Swap Two Numbers</text:span></text:p>
      <text:p text:style-name="P5"/>
      <text:list xml:id="list3963139762" text:style-name="L1">
        <text:list-item>
          <text:p text:style-name="P10">With Temporary Variable</text:p>
          <text:p text:style-name="P10"/>
        </text:list-item>
      </text:list>
      <text:p text:style-name="P3">Code:</text:p>
      <text:p text:style-name="P7">import java.util.*;</text:p>
      <text:p text:style-name="P7">public class Swaptemp</text:p>
      <text:p text:style-name="P7">{</text:p>
      <text:p text:style-name="P7"><text:tab/>public static void main (String args[])</text:p>
      <text:p text:style-name="P7"><text:tab/>{</text:p>
      <text:p text:style-name="P7"><text:tab/><text:tab/>int x,y,z;</text:p>
      <text:p text:style-name="P7"><text:tab/><text:tab/>Scanner s = new Scanner(System.in);</text:p>
      <text:p text:style-name="P7"><text:tab/><text:tab/>System.out.println("enter first number");</text:p>
      <text:p text:style-name="P7"><text:tab/><text:tab/>x=s.nextInt();</text:p>
      <text:p text:style-name="P7"><text:tab/><text:tab/>System.out.println("enter second number");</text:p>
      <text:p text:style-name="P7"><text:tab/><text:tab/>y=s.nextInt();</text:p>
      <text:p text:style-name="P7"><text:tab/><text:tab/>z=x;</text:p>
      <text:p text:style-name="P7"><text:tab/><text:tab/>x=y;</text:p>
      <text:p text:style-name="P7"><text:tab/><text:tab/>y=z;</text:p>
      <text:p text:style-name="P7"><text:tab/><text:tab/>System.out.println("After swap first values is"+x);</text:p>
      <text:p text:style-name="P7"><text:tab/><text:tab/>System.out.println("After swap second values is"+y);</text:p>
      <text:p text:style-name="P7"><text:tab/>}</text:p>
      <text:p text:style-name="P7">}</text:p>
      <text:p text:style-name="P7"/>
      <text:p text:style-name="P7"/>
      <text:p text:style-name="P4">Output:</text:p>
      <text:p text:style-name="P4"/>
      <text:p text:style-name="P8">C:\Users\Sneha\Desktop\Assignment&gt;javac Swaptemp.java</text:p>
      <text:p text:style-name="P8">C:\Users\Sneha\Desktop\Assignment&gt;java Swaptemp</text:p>
      <text:p text:style-name="P8">enter first number</text:p>
      <text:p text:style-name="P8">56</text:p>
      <text:p text:style-name="P8">enter second number</text:p>
      <text:p text:style-name="P8">12</text:p>
      <text:p text:style-name="P8">After swap first values is12</text:p>
      <text:p text:style-name="P8">After swap second values is56</text:p>
      <text:p text:style-name="P8"/>
      <text:p text:style-name="P8"><text:span text:style-name="T9">ii. </text:span><text:span text:style-name="T5">Without Temporary variable</text:span><text:span text:style-name="T4"> <text:s/></text:span><text:s text:c="3"/></text:p>
      <text:p text:style-name="P8"/>
      <text:p text:style-name="P8"/>
      <text:p text:style-name="P12">Code</text:p>
      <text:p text:style-name="P12"/>
      <text:p text:style-name="P8">import java.util.*;</text:p>
      <text:p text:style-name="P8">public class Swap</text:p>
      <text:p text:style-name="P8">{</text:p>
      <text:p text:style-name="P8"><text:tab/>public static void main (String args[])</text:p>
      <text:p text:style-name="P8"><text:tab/>{</text:p>
      <text:p text:style-name="P8"><text:tab/><text:tab/>int x,y;</text:p>
      <text:p text:style-name="P8"><text:tab/><text:tab/>Scanner s = new Scanner(System.in);</text:p>
      <text:p text:style-name="P8"><text:tab/><text:tab/>System.out.println("enter first number");</text:p>
      <text:p text:style-name="P8"><text:tab/><text:tab/>x=s.nextInt();</text:p>
      <text:p text:style-name="P8"><text:tab/><text:tab/>System.out.println("enter second number");</text:p>
      <text:p text:style-name="P8"><text:soft-page-break/><text:tab/><text:tab/>y=s.nextInt();</text:p>
      <text:p text:style-name="P8"><text:tab/><text:tab/>x=x+y;</text:p>
      <text:p text:style-name="P8"><text:tab/><text:tab/>y=x-y;</text:p>
      <text:p text:style-name="P8"><text:tab/><text:tab/>x=x-y;</text:p>
      <text:p text:style-name="P8"><text:tab/><text:tab/>System.out.println("After swap first values is"+x);</text:p>
      <text:p text:style-name="P8"><text:tab/><text:tab/>System.out.println("After swap second values is"+y);</text:p>
      <text:p text:style-name="P8"><text:tab/>}</text:p>
      <text:p text:style-name="P8">}</text:p>
      <text:p text:style-name="P8"/>
      <text:p text:style-name="P8"/>
      <text:p text:style-name="P16"><text:s/><text:span text:style-name="T4"><text:s text:c="2"/></text:span><text:span text:style-name="T6">Output</text:span></text:p>
      <text:p text:style-name="P16"><text:s text:c="4"/>C:\Users\Sneha\Desktop\Assignment&gt;javac Swap.java</text:p>
      <text:p text:style-name="P20"><text:s text:c="4"/>C:\Users\Sneha\Desktop\Assignment&gt;java Swap</text:p>
      <text:p text:style-name="P20"><text:s text:c="4"/>enter first number</text:p>
      <text:p text:style-name="P20"><text:s text:c="4"/>9</text:p>
      <text:p text:style-name="P20"><text:s text:c="3"/>enter second number</text:p>
      <text:p text:style-name="P20"><text:s text:c="4"/>3</text:p>
      <text:p text:style-name="P20"><text:s text:c="2"/>After swap first values is3</text:p>
      <text:p text:style-name="P20"><text:s/>After swap second values is9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 <text:span text:style-name="T4">To Find The Largest Among Two Numbers.</text:span></text:p>
      <text:p text:style-name="P20"><text:span text:style-name="T4"/></text:p>
      <text:p text:style-name="P20"><text:span text:style-name="T4"><text:s text:c="4"/>i. general</text:span></text:p>
      <text:p text:style-name="P20"><text:span text:style-name="T4"/></text:p>
      <text:p text:style-name="P20"><text:span text:style-name="T4"><text:s text:c="3"/></text:span><text:span text:style-name="T7">Code:</text:span></text:p>
      <text:p text:style-name="P20"><text:span text:style-name="T7"/></text:p>
      <text:p text:style-name="P20"><text:span text:style-name="T10"><text:s/>import java.util.Scanner;</text:span></text:p>
      <text:p text:style-name="P21"><text:span text:style-name="T10">public class Larger</text:span></text:p>
      <text:p text:style-name="P21"><text:span text:style-name="T10">{</text:span></text:p>
      <text:p text:style-name="P21"><text:span text:style-name="T10"><text:tab/>public static void main(String args[])</text:span></text:p>
      <text:p text:style-name="P21"><text:span text:style-name="T10"><text:tab/>{</text:span></text:p>
      <text:p text:style-name="P21"><text:span text:style-name="T10"><text:tab/><text:tab/>int a,b,c;</text:span></text:p>
      <text:p text:style-name="P21"><text:span text:style-name="T10"><text:tab/><text:tab/>Scanner s = new Scanner(System.in);</text:span></text:p>
      <text:p text:style-name="P21"><text:span text:style-name="T10"><text:tab/><text:tab/>System.out.println("Enter the first number:");</text:span></text:p>
      <text:p text:style-name="P21"><text:span text:style-name="T10"><text:tab/><text:tab/>a=s.nextInt();</text:span></text:p>
      <text:p text:style-name="P21"><text:span text:style-name="T10"><text:tab/><text:tab/>System.out.println("Enter the second number:");</text:span></text:p>
      <text:p text:style-name="P21"><text:span text:style-name="T10"><text:tab/><text:tab/>b=s.nextInt();</text:span></text:p>
      <text:p text:style-name="P21"><text:span text:style-name="T10"><text:tab/><text:tab/>System.out.println("Enter the Third number:");</text:span></text:p>
      <text:p text:style-name="P21"><text:span text:style-name="T10"><text:tab/><text:tab/>c=s.nextInt();</text:span></text:p>
      <text:p text:style-name="P21"><text:span text:style-name="T10"><text:tab/><text:tab/>if(a&gt;b &amp;&amp; a&gt;c)</text:span></text:p>
      <text:p text:style-name="P21"><text:span text:style-name="T10"><text:tab/><text:tab/>{</text:span></text:p>
      <text:p text:style-name="P21"><text:span text:style-name="T10"><text:tab/><text:tab/>System.out.println("largest number is:"+a);</text:span></text:p>
      <text:p text:style-name="P21"><text:span text:style-name="T10"><text:tab/><text:tab/>}</text:span></text:p>
      <text:p text:style-name="P21"><text:span text:style-name="T10"><text:tab/><text:tab/>else if(b&gt;c)</text:span></text:p>
      <text:p text:style-name="P21"><text:span text:style-name="T10"><text:tab/><text:tab/>{</text:span></text:p>
      <text:p text:style-name="P21"><text:span text:style-name="T10"><text:tab/><text:tab/>System.out.println("largest number is:"+b);</text:span></text:p>
      <text:p text:style-name="P21"><text:span text:style-name="T10"><text:tab/><text:tab/>}</text:span></text:p>
      <text:p text:style-name="P21"><text:span text:style-name="T10"><text:tab/><text:tab/>else</text:span></text:p>
      <text:p text:style-name="P21"><text:span text:style-name="T10"><text:tab/><text:tab/>{</text:span></text:p>
      <text:p text:style-name="P21"><text:span text:style-name="T10"><text:tab/><text:tab/>System.out.println("largest number is:"+c);</text:span></text:p>
      <text:p text:style-name="P21"><text:span text:style-name="T10"><text:tab/><text:tab/>}</text:span></text:p>
      <text:p text:style-name="P21"><text:span text:style-name="T10"><text:tab/>}</text:span></text:p>
      <text:p text:style-name="P21"><text:span text:style-name="T10">}</text:span></text:p>
      <text:p text:style-name="P21"><text:span text:style-name="T10"/></text:p>
      <text:p text:style-name="P13"><text:span text:style-name="T10">Output:</text:span></text:p>
      <text:p text:style-name="P13"><text:span text:style-name="T10"/></text:p>
      <text:p text:style-name="P21"><text:span text:style-name="T10">C:\Users\Sneha\Desktop\Assignment&gt;javac Larger.java</text:span></text:p>
      <text:p text:style-name="P21"><text:span text:style-name="T10">C:\Users\Sneha\Desktop\Assignment&gt;java Larger</text:span></text:p>
      <text:p text:style-name="P21"><text:span text:style-name="T10">Enter the first number:</text:span></text:p>
      <text:p text:style-name="P21"><text:span text:style-name="T10">5</text:span></text:p>
      <text:p text:style-name="P21"><text:span text:style-name="T10">Enter the second number:</text:span></text:p>
      <text:p text:style-name="P21"><text:span text:style-name="T10">7</text:span></text:p>
      <text:p text:style-name="P21"><text:span text:style-name="T10">Enter the Third number:</text:span></text:p>
      <text:p text:style-name="P21"><text:span text:style-name="T10">3</text:span></text:p>
      <text:p text:style-name="P21"><text:span text:style-name="T10">largest number is:7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2"><text:soft-page-break/><text:span text:style-name="T10">ii. </text:span><text:span text:style-name="T8">one line code</text:span></text:p>
      <text:p text:style-name="P22"><text:span text:style-name="T10"/></text:p>
      <text:p text:style-name="P25"><text:span text:style-name="T10">Code:</text:span></text:p>
      <text:p text:style-name="P25"><text:span text:style-name="T10"/></text:p>
      <text:p text:style-name="P22"><text:span text:style-name="T10">import java.util.*;</text:span></text:p>
      <text:p text:style-name="P22"><text:span text:style-name="T10">public class largest</text:span></text:p>
      <text:p text:style-name="P22"><text:span text:style-name="T10">{</text:span></text:p>
      <text:p text:style-name="P22"><text:span text:style-name="T10"><text:tab/>public static void main (String args[])</text:span></text:p>
      <text:p text:style-name="P22"><text:span text:style-name="T10"><text:tab/>{</text:span></text:p>
      <text:p text:style-name="P22"><text:span text:style-name="T10"><text:tab/><text:tab/>int a,b,c;</text:span></text:p>
      <text:p text:style-name="P22"><text:span text:style-name="T10"><text:tab/><text:tab/>Scanner s = new Scanner(System.in);</text:span></text:p>
      <text:p text:style-name="P22"><text:span text:style-name="T10"><text:tab/><text:tab/>System.out.println("Enter the first number:");</text:span></text:p>
      <text:p text:style-name="P22"><text:span text:style-name="T10"><text:tab/><text:tab/>a=s.nextInt();</text:span></text:p>
      <text:p text:style-name="P22"><text:span text:style-name="T10"><text:tab/><text:tab/>System.out.println("Enter the second number:");</text:span></text:p>
      <text:p text:style-name="P22"><text:span text:style-name="T10"><text:tab/><text:tab/>b=s.nextInt();</text:span></text:p>
      <text:p text:style-name="P22"><text:span text:style-name="T10"><text:tab/><text:tab/>System.out.println("Enter the Third number:");</text:span></text:p>
      <text:p text:style-name="P22"><text:span text:style-name="T10"><text:tab/><text:tab/>c=s.nextInt();</text:span></text:p>
      <text:p text:style-name="P22"><text:span text:style-name="T10"><text:tab/><text:tab/>int d=(a&gt;b)?(a&gt;c ? a:c):(b&gt;c ? b:c);</text:span></text:p>
      <text:p text:style-name="P22"><text:span text:style-name="T10"><text:tab/><text:tab/>System.out.println("largest number is" +d);</text:span></text:p>
      <text:p text:style-name="P22"><text:span text:style-name="T10"><text:tab/>}</text:span></text:p>
      <text:p text:style-name="P22"><text:span text:style-name="T10">}</text:span></text:p>
      <text:p text:style-name="P22"><text:span text:style-name="T10"/></text:p>
      <text:p text:style-name="P22"><text:span text:style-name="T10"/></text:p>
      <text:p text:style-name="P14"><text:span text:style-name="T10">Output:</text:span></text:p>
      <text:p text:style-name="P14"><text:span text:style-name="T10"/></text:p>
      <text:p text:style-name="P18"><text:span text:style-name="T10">C:\Users\Sneha\Desktop\Assignment&gt;javac largest.java</text:span></text:p>
      <text:p text:style-name="P18"><text:span text:style-name="T10">C:\Users\Sneha\Desktop\Assignment&gt;java largest</text:span></text:p>
      <text:p text:style-name="P18"><text:span text:style-name="T10">Enter the first number:</text:span></text:p>
      <text:p text:style-name="P18"><text:span text:style-name="T10">8</text:span></text:p>
      <text:p text:style-name="P18"><text:span text:style-name="T10">Enter the second number:</text:span></text:p>
      <text:p text:style-name="P18"><text:span text:style-name="T10">4</text:span></text:p>
      <text:p text:style-name="P18"><text:span text:style-name="T10">Enter the Third number:</text:span></text:p>
      <text:p text:style-name="P18"><text:span text:style-name="T10">2</text:span></text:p>
      <text:p text:style-name="P18"><text:span text:style-name="T10">largest number is8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oft-page-break/><text:span text:style-name="T8">4.</text:span><text:span text:style-name="T10"> </text:span><text:span text:style-name="T8">To Reverse the given Number</text:span></text:p>
      <text:p text:style-name="P18"><text:span text:style-name="T8"/></text:p>
      <text:p text:style-name="P24"><text:span text:style-name="T8">Code:</text:span></text:p>
      <text:p text:style-name="P18"><text:span text:style-name="T8"/></text:p>
      <text:p text:style-name="P18"><text:span text:style-name="T8"><text:s/></text:span><text:span text:style-name="T10">import java.util.*;</text:span></text:p>
      <text:p text:style-name="P18"><text:span text:style-name="T10">public class Reverse</text:span></text:p>
      <text:p text:style-name="P18"><text:span text:style-name="T10">{</text:span></text:p>
      <text:p text:style-name="P18"><text:span text:style-name="T10"><text:tab/>public static void main (String args[])</text:span></text:p>
      <text:p text:style-name="P18"><text:span text:style-name="T10"><text:tab/>{</text:span></text:p>
      <text:p text:style-name="P18"><text:span text:style-name="T10"><text:tab/><text:tab/>int n,rem,rev=0;</text:span></text:p>
      <text:p text:style-name="P18"><text:span text:style-name="T10"><text:tab/><text:tab/>Scanner s=new Scanner(System.in);</text:span></text:p>
      <text:p text:style-name="P18"><text:span text:style-name="T10"><text:tab/><text:tab/>System.out.println("enter the number");</text:span></text:p>
      <text:p text:style-name="P18"><text:span text:style-name="T10"><text:tab/><text:tab/>n=s.nextInt();</text:span></text:p>
      <text:p text:style-name="P18"><text:span text:style-name="T10"><text:tab/><text:tab/>while(n&gt;0)</text:span></text:p>
      <text:p text:style-name="P18"><text:span text:style-name="T10"><text:tab/><text:tab/>{</text:span></text:p>
      <text:p text:style-name="P18"><text:span text:style-name="T10"><text:tab/><text:tab/>rem=n%10;</text:span></text:p>
      <text:p text:style-name="P18"><text:span text:style-name="T10"><text:tab/><text:tab/>rev=(rev*10)+rem;</text:span></text:p>
      <text:p text:style-name="P18"><text:span text:style-name="T10"><text:tab/><text:tab/>n=n/10;</text:span></text:p>
      <text:p text:style-name="P18"><text:span text:style-name="T10"><text:tab/><text:tab/>}</text:span></text:p>
      <text:p text:style-name="P18"><text:span text:style-name="T10"><text:tab/><text:tab/>System.out.println("reverse of number is "+rev);</text:span></text:p>
      <text:p text:style-name="P18"><text:span text:style-name="T10"><text:tab/>}</text:span></text:p>
      <text:p text:style-name="P18"><text:span text:style-name="T10">}</text:span></text:p>
      <text:p text:style-name="P18"><text:span text:style-name="T10"/></text:p>
      <text:p text:style-name="P18"><text:span text:style-name="T10"/></text:p>
      <text:p text:style-name="P14"><text:span text:style-name="T10">Output:</text:span></text:p>
      <text:p text:style-name="P14"><text:span text:style-name="T10"/></text:p>
      <text:p text:style-name="P18"><text:span text:style-name="T10">C:\Users\Sneha\Desktop\Assignment&gt;javac Reverse.java</text:span></text:p>
      <text:p text:style-name="P18"><text:span text:style-name="T10">C:\Users\Sneha\Desktop\Assignment&gt;java Reverse</text:span></text:p>
      <text:p text:style-name="P18"><text:span text:style-name="T10">enter the number</text:span></text:p>
      <text:p text:style-name="P18"><text:span text:style-name="T10">4569</text:span></text:p>
      <text:p text:style-name="P18"><text:span text:style-name="T10">reverse of number is 9654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oft-page-break/><text:span text:style-name="T10">5. </text:span><text:span text:style-name="T8">To Display Armstrong Number Between Two Intervals</text:span></text:p>
      <text:p text:style-name="P18"><text:span text:style-name="T8"/></text:p>
      <text:p text:style-name="P24"><text:span text:style-name="T8">Code:</text:span></text:p>
      <text:p text:style-name="P18"><text:span text:style-name="T10"/></text:p>
      <text:p text:style-name="P18"><text:span text:style-name="T10">import java.util.*;</text:span></text:p>
      <text:p text:style-name="P18"><text:span text:style-name="T10">public class Armstrong</text:span></text:p>
      <text:p text:style-name="P18"><text:span text:style-name="T10">{</text:span></text:p>
      <text:p text:style-name="P18"><text:span text:style-name="T10"><text:tab/>public static void main (String args[])</text:span></text:p>
      <text:p text:style-name="P18"><text:span text:style-name="T10"><text:tab/>{</text:span></text:p>
      <text:p text:style-name="P18"><text:span text:style-name="T10"><text:tab/><text:tab/>int n1, n2;</text:span></text:p>
      <text:p text:style-name="P18"><text:span text:style-name="T10"><text:tab/><text:tab/>Scanner s = new Scanner(System.in);</text:span></text:p>
      <text:p text:style-name="P18"><text:span text:style-name="T10"><text:tab/><text:tab/>System.out.println("enter first interval");</text:span></text:p>
      <text:p text:style-name="P18"><text:span text:style-name="T10"><text:tab/><text:tab/>n1 = s.nextInt();</text:span></text:p>
      <text:p text:style-name="P18"><text:span text:style-name="T10"><text:tab/><text:tab/>System.out.println("enter second <text:s/>interval");</text:span></text:p>
      <text:p text:style-name="P18"><text:span text:style-name="T10"><text:tab/><text:tab/>n2 = s.nextInt();</text:span></text:p>
      <text:p text:style-name="P18"><text:span text:style-name="T10"><text:tab/><text:tab/>for(int i=n1;i&lt;n2;i++)</text:span></text:p>
      <text:p text:style-name="P18"><text:span text:style-name="T10"><text:tab/><text:tab/>{</text:span></text:p>
      <text:p text:style-name="P18"><text:span text:style-name="T10"><text:tab/><text:tab/>int k,rem,sum=0;</text:span></text:p>
      <text:p text:style-name="P18"><text:span text:style-name="T10"><text:tab/><text:tab/>k=i;</text:span></text:p>
      <text:p text:style-name="P18"><text:span text:style-name="T10"><text:tab/><text:tab/>while(k!=0)</text:span></text:p>
      <text:p text:style-name="P18"><text:span text:style-name="T10"><text:tab/><text:tab/>{</text:span></text:p>
      <text:p text:style-name="P18"><text:span text:style-name="T10"><text:tab/><text:tab/>rem=k%10;</text:span></text:p>
      <text:p text:style-name="P18"><text:span text:style-name="T10"><text:tab/><text:tab/>sum=sum+(rem*rem*rem);</text:span></text:p>
      <text:p text:style-name="P18"><text:span text:style-name="T10"><text:tab/><text:tab/>k=k/10;</text:span></text:p>
      <text:p text:style-name="P18"><text:span text:style-name="T10"><text:tab/><text:tab/>}</text:span></text:p>
      <text:p text:style-name="P18"><text:span text:style-name="T10"><text:tab/><text:tab/>if(sum == i)</text:span></text:p>
      <text:p text:style-name="P18"><text:span text:style-name="T10"><text:tab/><text:tab/>{</text:span></text:p>
      <text:p text:style-name="P18"><text:span text:style-name="T10"><text:tab/><text:tab/>System.out.println(""+i+" is an armstrong number.");</text:span></text:p>
      <text:p text:style-name="P18"><text:span text:style-name="T10"><text:tab/><text:tab/>}</text:span></text:p>
      <text:p text:style-name="P18"><text:span text:style-name="T10"><text:tab/><text:tab/>}</text:span></text:p>
      <text:p text:style-name="P18"><text:span text:style-name="T10"><text:tab/>}</text:span></text:p>
      <text:p text:style-name="P18"><text:span text:style-name="T10">}</text:span></text:p>
      <text:p text:style-name="P18"><text:span text:style-name="T10"/></text:p>
      <text:p text:style-name="P14"><text:span text:style-name="T10">Output:</text:span></text:p>
      <text:p text:style-name="P14"><text:span text:style-name="T10"/></text:p>
      <text:p text:style-name="P18"><text:span text:style-name="T10">C:\Users\Sneha\Desktop\Assignment&gt;javac Armstrong.java</text:span></text:p>
      <text:p text:style-name="P18"><text:span text:style-name="T10">C:\Users\Sneha\Desktop\Assignment&gt;java Armstrong</text:span></text:p>
      <text:p text:style-name="P18"><text:span text:style-name="T10">enter first interval</text:span></text:p>
      <text:p text:style-name="P18"><text:span text:style-name="T10">100</text:span></text:p>
      <text:p text:style-name="P18"><text:span text:style-name="T10">enter second <text:s/>interval</text:span></text:p>
      <text:p text:style-name="P18"><text:span text:style-name="T10">200</text:span></text:p>
      <text:p text:style-name="P18"><text:span text:style-name="T10">153 is an armstrong number.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1"><text:soft-page-break/><text:span text:style-name="T10">6. To accept month number and display corresponding month name</text:span></text:p>
      <text:p text:style-name="P11"><text:span text:style-name="T10"/></text:p>
      <text:p text:style-name="P15"><text:span text:style-name="T10">Code:</text:span></text:p>
      <text:p text:style-name="P15"><text:span text:style-name="T10"/></text:p>
      <text:p text:style-name="P19"><text:span text:style-name="T10">import java.util.Scanner;</text:span></text:p>
      <text:p text:style-name="P19"><text:span text:style-name="T10">public class Month</text:span></text:p>
      <text:p text:style-name="P19"><text:span text:style-name="T10">{</text:span></text:p>
      <text:p text:style-name="P19"><text:span text:style-name="T10">public static void main(String[] args) {</text:span></text:p>
      <text:p text:style-name="P19"><text:span text:style-name="T10">int monthNumber;</text:span></text:p>
      <text:p text:style-name="P19"><text:span text:style-name="T10">Scanner s = new Scanner(System.in);</text:span></text:p>
      <text:p text:style-name="P19"><text:span text:style-name="T10">System.out.print("Enter month's number: ");</text:span></text:p>
      <text:p text:style-name="P19"><text:span text:style-name="T10">monthNumber = s.nextInt();</text:span></text:p>
      <text:p text:style-name="P19"><text:span text:style-name="T10">switch (monthNumber) {</text:span></text:p>
      <text:p text:style-name="P19"><text:span text:style-name="T10"><text:s text:c="8"/>case 1:</text:span></text:p>
      <text:p text:style-name="P19"><text:span text:style-name="T10"><text:s text:c="12"/>System.out.println("January");</text:span></text:p>
      <text:p text:style-name="P19"><text:span text:style-name="T10"><text:s text:c="12"/>break;</text:span></text:p>
      <text:p text:style-name="P19"><text:span text:style-name="T10"><text:s text:c="8"/>case 2:</text:span></text:p>
      <text:p text:style-name="P19"><text:span text:style-name="T10"><text:s text:c="12"/>System.out.println("February");</text:span></text:p>
      <text:p text:style-name="P19"><text:span text:style-name="T10"><text:s text:c="12"/>break;</text:span></text:p>
      <text:p text:style-name="P19"><text:span text:style-name="T10"><text:s text:c="8"/>case 3:</text:span></text:p>
      <text:p text:style-name="P19"><text:span text:style-name="T10"><text:s text:c="12"/>System.out.println("March");</text:span></text:p>
      <text:p text:style-name="P19"><text:span text:style-name="T10"><text:s text:c="12"/>break;</text:span></text:p>
      <text:p text:style-name="P19"><text:span text:style-name="T10"><text:s text:c="8"/>case 4:</text:span></text:p>
      <text:p text:style-name="P19"><text:span text:style-name="T10"><text:s text:c="12"/>System.out.println("April");</text:span></text:p>
      <text:p text:style-name="P19"><text:span text:style-name="T10"><text:s text:c="12"/>break;</text:span></text:p>
      <text:p text:style-name="P19"><text:span text:style-name="T10"><text:s text:c="8"/>case 5:</text:span></text:p>
      <text:p text:style-name="P19"><text:span text:style-name="T10"><text:s text:c="12"/>System.out.println("May");</text:span></text:p>
      <text:p text:style-name="P19"><text:span text:style-name="T10"><text:s text:c="12"/>break;</text:span></text:p>
      <text:p text:style-name="P19"><text:span text:style-name="T10"><text:s text:c="8"/>case 6:</text:span></text:p>
      <text:p text:style-name="P19"><text:span text:style-name="T10"><text:s text:c="12"/>System.out.println("June");</text:span></text:p>
      <text:p text:style-name="P19"><text:span text:style-name="T10"><text:s text:c="12"/>break;</text:span></text:p>
      <text:p text:style-name="P19"><text:span text:style-name="T10"><text:s text:c="8"/>case 7:</text:span></text:p>
      <text:p text:style-name="P19"><text:span text:style-name="T10"><text:s text:c="12"/>System.out.println("July");</text:span></text:p>
      <text:p text:style-name="P19"><text:span text:style-name="T10"><text:s text:c="12"/>break;</text:span></text:p>
      <text:p text:style-name="P19"><text:span text:style-name="T10"><text:s text:c="8"/>case 8:</text:span></text:p>
      <text:p text:style-name="P19"><text:span text:style-name="T10"><text:s text:c="12"/>System.out.println("August");</text:span></text:p>
      <text:p text:style-name="P19"><text:span text:style-name="T10"><text:s text:c="12"/>break;</text:span></text:p>
      <text:p text:style-name="P19"><text:span text:style-name="T10"><text:s text:c="8"/>case 9:</text:span></text:p>
      <text:p text:style-name="P19"><text:span text:style-name="T10"><text:s text:c="12"/>System.out.println("September");</text:span></text:p>
      <text:p text:style-name="P19"><text:span text:style-name="T10"><text:s text:c="12"/>break;</text:span></text:p>
      <text:p text:style-name="P19"><text:span text:style-name="T10"><text:s text:c="8"/>case 10:</text:span></text:p>
      <text:p text:style-name="P19"><text:span text:style-name="T10"><text:s text:c="12"/>System.out.println("October");</text:span></text:p>
      <text:p text:style-name="P19"><text:span text:style-name="T10"><text:s text:c="12"/>break;</text:span></text:p>
      <text:p text:style-name="P19"><text:span text:style-name="T10"><text:s text:c="8"/>case 11:</text:span></text:p>
      <text:p text:style-name="P19"><text:span text:style-name="T10"><text:s text:c="12"/>System.out.println("November");</text:span></text:p>
      <text:p text:style-name="P19"><text:span text:style-name="T10"><text:s text:c="12"/>break;</text:span></text:p>
      <text:p text:style-name="P19"><text:span text:style-name="T10"><text:s text:c="8"/>case 12:</text:span></text:p>
      <text:p text:style-name="P19"><text:span text:style-name="T10"><text:s text:c="12"/>System.out.println("December");</text:span></text:p>
      <text:p text:style-name="P19"><text:span text:style-name="T10"><text:s text:c="12"/>break;</text:span></text:p>
      <text:p text:style-name="P19"><text:span text:style-name="T10"><text:s text:c="8"/>default:</text:span></text:p>
      <text:p text:style-name="P19"><text:span text:style-name="T10"><text:s text:c="12"/>System.out.println("Invalid month.");</text:span></text:p>
      <text:p text:style-name="P19"><text:span text:style-name="T10"><text:s text:c="12"/>break;</text:span></text:p>
      <text:p text:style-name="P19"><text:soft-page-break/><text:span text:style-name="T10"><text:s text:c="8"/>}</text:span></text:p>
      <text:p text:style-name="P19"><text:span text:style-name="T10"><text:s text:c="4"/>}</text:span></text:p>
      <text:p text:style-name="P19"><text:span text:style-name="T10">}</text:span></text:p>
      <text:p text:style-name="P19"><text:span text:style-name="T10"/></text:p>
      <text:p text:style-name="P15"><text:span text:style-name="T10">Output:</text:span></text:p>
      <text:p text:style-name="P15"><text:span text:style-name="T10"/></text:p>
      <text:p text:style-name="P23"><text:span text:style-name="T10">C:\Users\Sneha\Desktop\Assignment&gt;javac Month.java</text:span></text:p>
      <text:p text:style-name="P23"><text:span text:style-name="T10">C:\Users\Sneha\Desktop\Assignment&gt;java Month</text:span></text:p>
      <text:p text:style-name="P23"><text:span text:style-name="T10">Enter month's number: 4</text:span></text:p>
      <text:p text:style-name="P23"><text:span text:style-name="T10">Apri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1:23:40.451000000</meta:creation-date>
    <dc:date>2022-08-24T12:51:54.821000000</dc:date>
    <meta:editing-duration>PT20M49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9" meta:paragraph-count="271" meta:word-count="618" meta:character-count="5781" meta:non-whitespace-character-count="4723"/>
  </office:meta>
</office:document-meta>
</file>